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3855DF1419C4586CA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5.849cm" svg:height="23.839cm" draw:z-index="0"><draw:image xlink:href="Pictures/1000000100000257000003855DF1419C4586CA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BO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6:32:12.695416758</meta:creation-date>
    <dc:date>2025-07-11T16:33:01.586643000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